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32fc" officeooo:paragraph-rsid="001832fc"/>
    </style:style>
    <style:style style:name="P2" style:family="paragraph" style:parent-style-name="Standard">
      <style:text-properties style:font-name="Arial" officeooo:rsid="00188e13" officeooo:paragraph-rsid="00188e13"/>
    </style:style>
    <style:style style:name="P3" style:family="paragraph" style:parent-style-name="Standard">
      <style:text-properties style:font-name="Arial" officeooo:rsid="001a7a4b" officeooo:paragraph-rsid="001a7a4b"/>
    </style:style>
    <style:style style:name="P4" style:family="paragraph" style:parent-style-name="Standard">
      <style:text-properties style:font-name="Arial" officeooo:rsid="001b4ece" officeooo:paragraph-rsid="001b4ece"/>
    </style:style>
    <style:style style:name="P5" style:family="paragraph" style:parent-style-name="Standard">
      <style:text-properties style:font-name="Arial" officeooo:rsid="001bf2c0" officeooo:paragraph-rsid="001bf2c0"/>
    </style:style>
    <style:style style:name="P6" style:family="paragraph" style:parent-style-name="Standard">
      <style:text-properties style:font-name="Arial" officeooo:rsid="001c7c69" officeooo:paragraph-rsid="001c7c69"/>
    </style:style>
    <style:style style:name="P7" style:family="paragraph" style:parent-style-name="Standard">
      <style:text-properties style:font-name="Arial" officeooo:rsid="002119ea" officeooo:paragraph-rsid="002119ea"/>
    </style:style>
    <style:style style:name="P8" style:family="paragraph" style:parent-style-name="Standard">
      <style:text-properties style:font-name="Arial" officeooo:rsid="002234b5" officeooo:paragraph-rsid="002234b5"/>
    </style:style>
    <style:style style:name="P9" style:family="paragraph" style:parent-style-name="Standard">
      <style:text-properties style:font-name="Arial" officeooo:rsid="00241da5" officeooo:paragraph-rsid="00241da5"/>
    </style:style>
    <style:style style:name="P10" style:family="paragraph" style:parent-style-name="Standard">
      <style:text-properties style:font-name="Arial" officeooo:rsid="00242e9b" officeooo:paragraph-rsid="00242e9b"/>
    </style:style>
    <style:style style:name="P11" style:family="paragraph" style:parent-style-name="Standard">
      <style:text-properties style:font-name="Arial" officeooo:rsid="00245e76" officeooo:paragraph-rsid="00245e76"/>
    </style:style>
    <style:style style:name="P12" style:family="paragraph" style:parent-style-name="Standard">
      <style:text-properties style:font-name="Arial" officeooo:rsid="0025c675" officeooo:paragraph-rsid="0025c675"/>
    </style:style>
    <style:style style:name="P13" style:family="paragraph" style:parent-style-name="Standard">
      <style:text-properties style:font-name="Arial" officeooo:rsid="00269637" officeooo:paragraph-rsid="00269637"/>
    </style:style>
    <style:style style:name="P14" style:family="paragraph" style:parent-style-name="Standard">
      <style:text-properties style:font-name="Arial" officeooo:rsid="00269637" officeooo:paragraph-rsid="00284607"/>
    </style:style>
    <style:style style:name="P15" style:family="paragraph" style:parent-style-name="Standard">
      <style:text-properties style:font-name="Arial" officeooo:rsid="0026aa40" officeooo:paragraph-rsid="0026aa40"/>
    </style:style>
    <style:style style:name="P16" style:family="paragraph" style:parent-style-name="Standard">
      <style:text-properties style:font-name="Arial" officeooo:rsid="00284607" officeooo:paragraph-rsid="00284607"/>
    </style:style>
    <style:style style:name="P17" style:family="paragraph" style:parent-style-name="Standard">
      <style:text-properties style:font-name="Arial" officeooo:rsid="0029eef4" officeooo:paragraph-rsid="0029eef4"/>
    </style:style>
    <style:style style:name="P18" style:family="paragraph" style:parent-style-name="Standard">
      <style:text-properties style:font-name="Arial" officeooo:rsid="002a6213" officeooo:paragraph-rsid="002a6213"/>
    </style:style>
    <style:style style:name="P19" style:family="paragraph" style:parent-style-name="Standard">
      <style:text-properties style:font-name="Arial" officeooo:rsid="002bc718" officeooo:paragraph-rsid="002bc718"/>
    </style:style>
    <style:style style:name="P20" style:family="paragraph" style:parent-style-name="Standard">
      <style:text-properties style:font-name="Arial" officeooo:rsid="002c0bf6" officeooo:paragraph-rsid="002c0bf6"/>
    </style:style>
    <style:style style:name="P21" style:family="paragraph" style:parent-style-name="Standard">
      <style:text-properties style:font-name="Arial" officeooo:rsid="002c0bf6" officeooo:paragraph-rsid="002c0bf6"/>
    </style:style>
    <style:style style:name="P22" style:family="paragraph" style:parent-style-name="Standard">
      <style:text-properties style:font-name="Arial" officeooo:rsid="002ffdd8" officeooo:paragraph-rsid="002ffdd8"/>
    </style:style>
    <style:style style:name="T1" style:family="text">
      <style:text-properties officeooo:rsid="001a7a4b"/>
    </style:style>
    <style:style style:name="T2" style:family="text">
      <style:text-properties officeooo:rsid="001b4ece"/>
    </style:style>
    <style:style style:name="T3" style:family="text">
      <style:text-properties officeooo:rsid="001bf2c0"/>
    </style:style>
    <style:style style:name="T4" style:family="text">
      <style:text-properties officeooo:rsid="001c7c69"/>
    </style:style>
    <style:style style:name="T5" style:family="text">
      <style:text-properties officeooo:rsid="0020a436"/>
    </style:style>
    <style:style style:name="T6" style:family="text">
      <style:text-properties officeooo:rsid="00241da5"/>
    </style:style>
    <style:style style:name="T7" style:family="text">
      <style:text-properties officeooo:rsid="0026aa40"/>
    </style:style>
    <style:style style:name="T8" style:family="text">
      <style:text-properties officeooo:rsid="002c744a"/>
    </style:style>
    <style:style style:name="T9" style:family="text">
      <style:text-properties officeooo:rsid="002ebd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.- Introducción</text:p>
      <text:p text:style-name="P1"/>
      <text:p text:style-name="P1">2.- Lenguajes de programación</text:p>
      <text:p text:style-name="P1"/>
      <text:p text:style-name="P1">2.1.- <text:span text:style-name="T5">Según n</text:span>ivel de Abstracción</text:p>
      <text:p text:style-name="P1"><text:tab/></text:p>
      <text:p text:style-name="P1">- Lenguaje de Alto Nivel</text:p>
      <text:p text:style-name="P2">Son comprensibles por el ser humano y permite utilizar diferentes paradigmas de programación.</text:p>
      <text:p text:style-name="P2">Java, Ada, C#, Pascal, PHP, SQL…</text:p>
      <text:p text:style-name="P2"/>
      <text:p text:style-name="P2">- <text:span text:style-name="T1">Lenguajes de Medio Nivel</text:span></text:p>
      <text:p text:style-name="P3"><text:span text:style-name="T2">Cercanos</text:span> a los lenguajes de bajo nivel pero tienen características <text:span text:style-name="T2">de los lenguajes de alto nivel. Se suelen utilizar para la creación de sistemas operativos (por ejemplo Unix en C).</text:span></text:p>
      <text:p text:style-name="P4">C, <text:span text:style-name="T3">C++…</text:span></text:p>
      <text:p text:style-name="P4"/>
      <text:p text:style-name="P4">- Lenguajes <text:span text:style-name="T3">de Bajo Nivel</text:span></text:p>
      <text:p text:style-name="P5">Muy próximo al lenguaje máquina que entiende el ordenador.</text:p>
      <text:p text:style-name="P5">Control directo sobre el hardware (memoria, CP<text:span text:style-name="T4">U</text:span>).</text:p>
      <text:p text:style-name="P5"/>
      <text:p text:style-name="P6">2.2.- <text:span text:style-name="T5">Según forma de ejecución</text:span></text:p>
      <text:p text:style-name="P6"/>
      <text:p text:style-name="P6">- <text:span text:style-name="T5">Lenguajes Compilados</text:span></text:p>
      <text:p text:style-name="P7">Generan un código que será ejecutado.</text:p>
      <text:p text:style-name="P7">Los programas compilados en tiempo de compilación son más rápidos que los de en tiempo de ejecución.</text:p>
      <text:p text:style-name="P7">El código máquina depende de la plataforma en la que se compila.</text:p>
      <text:p text:style-name="P7">C, C++, Visual Basic, Pascal...</text:p>
      <text:p text:style-name="P6"/>
      <text:p text:style-name="P6">- <text:span text:style-name="T5">Lenguajes Interpretados</text:span></text:p>
      <text:p text:style-name="P7">Las instrucciones se traducen para ser ejecutadas en el mismo momento de la ejecución.</text:p>
      <text:p text:style-name="P7">El código máquina no depende de la máquina en la que se ejecute sino del interprete (máquina virtual).</text:p>
      <text:p text:style-name="P7">Html, Php, Python, Javascript...</text:p>
      <text:p text:style-name="P6"/>
      <text:p text:style-name="P6">- <text:span text:style-name="T5">Lenguaje Intermedio</text:span></text:p>
      <text:p text:style-name="P7">Se compila el código de alto nivel en un tipo de lenguaje llamado bytecode.</text:p>
      <text:p text:style-name="P7">Después ese bytecode lo interpreta una máquina virtual (una misma para cualquier plataforma).</text:p>
      <text:p text:style-name="P7">Java o C#</text:p>
      <text:p text:style-name="P7"/>
      <text:p text:style-name="P7">2.3.- Según sistema de tipos</text:p>
      <text:p text:style-name="P7"/>
      <text:p text:style-name="P7">- Lenguajes fuertemente tipados (tipado estático)</text:p>
      <text:p text:style-name="P7">Java, C++, C, C#</text:p>
      <text:p text:style-name="P7"/>
      <text:p text:style-name="P7">- Lenguajes débilmente tipados (tipado dinámico)</text:p>
      <text:p text:style-name="P8">Javascript, Python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3.- Construcción de un programa informático</text:p>
      <text:p text:style-name="P8"/>
      <text:p text:style-name="P8">- <text:span text:style-name="T6">Código fuente</text:span></text:p>
      <text:p text:style-name="P9">Código escrito por el programador utilizando algún entorno de desarrollo.</text:p>
      <text:p text:style-name="P9">(Este código no es ejecutado por el ordenador)</text:p>
      <text:p text:style-name="P8"/>
      <text:p text:style-name="P8">- <text:span text:style-name="T6">Código Objeto</text:span></text:p>
      <text:p text:style-name="P9">Código resultante de compilar el código fuente.</text:p>
      <text:p text:style-name="P9">(Este código no es ejecutado por el pc pero tampoco es entendido para el humano)</text:p>
      <text:p text:style-name="P8"/>
      <text:p text:style-name="P8">- <text:span text:style-name="T6">Código Ejecutable</text:span></text:p>
      <text:p text:style-name="P9">Es el resultado de enlazar el código objeto con una serie de librerías obteniendo el código ejecutable por la máquina.</text:p>
      <text:p text:style-name="P9"/>
      <text:p text:style-name="P9">3.1.- Proceso de compilación</text:p>
      <text:p text:style-name="P9"/>
      <text:p text:style-name="P9">- Análisis léxico</text:p>
      <text:p text:style-name="P9">Comprueba que las palabras estén bien escritas</text:p>
      <text:p text:style-name="P9"/>
      <text:p text:style-name="P9">- Análisis sintáctico</text:p>
      <text:p text:style-name="P9">Comprueba que las frases/instrucciones estén correctamente escritas según el lenguaje usado.</text:p>
      <text:p text:style-name="P9"/>
      <text:p text:style-name="P9">- Analizador semántico</text:p>
      <text:p text:style-name="P9">Comprueba que las declaraciones sean correctas (verifica los tipos, si corresponden los tipos, si los arrays tienen el tamaño adecuado).</text:p>
      <text:p text:style-name="P9"/>
      <text:p text:style-name="P9">- Generación del código intermedio</text:p>
      <text:p text:style-name="P10">Se genera este código para facilitar la traducción al código objeto.</text:p>
      <text:p text:style-name="P10"/>
      <text:p text:style-name="P10">En la fase de enlazado (linker) se unen todos los códigos objetos de la compilación de todos los códigos fuentes y las librerías usadas, todos estos códigos objetos se traducen a código máquina dando lugar al programa ejecutable.</text:p>
      <text:p text:style-name="P10"/>
      <text:p text:style-name="P11">3.2.- Máquina Virtual</text:p>
      <text:p text:style-name="P11"/>
      <text:p text:style-name="P12">Su objetivo es proporcionar entorno de ejecución independiente del hardware y SO.</text:p>
      <text:p text:style-name="P12">La Java Virtual Machine linka los .clas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3">4.- Ciclo de vida del Software</text:p>
      <text:p text:style-name="P13"/>
      <text:p text:style-name="P13">El desarrollo del software empezó en el 1948 (cuando se ejecuta el primer programa con éxito).</text:p>
      <text:p text:style-name="P13">El tiempo de vida del software era muy largo.</text:p>
      <text:p text:style-name="P13"/>
      <text:p text:style-name="P14">En los 80’s la vid<text:span text:style-name="T7">a</text:span> del software empieza a ser más corta.</text:p>
      <text:p text:style-name="P13"/>
      <text:p text:style-name="P13">4.1.- Fases de desarrollo de un proyecto</text:p>
      <text:p text:style-name="P13"/>
      <text:p text:style-name="P13">- Planificación y diseño</text:p>
      <text:p text:style-name="P13">Análisis de requisitos por entrevistas con el cliente, después se traza un plan acorde.</text:p>
      <text:p text:style-name="P13"/>
      <text:p text:style-name="P13">- Implementación, pruebas y documentación</text:p>
      <text:p text:style-name="P15">Se escribe el código y se le hacen <text:s/>pruebas para comprobar que se cumplen las especificaciones del cliente.</text:p>
      <text:p text:style-name="P13"/>
      <text:p text:style-name="P13">- Despliegue y mantenimiento</text:p>
      <text:p text:style-name="P16">Se saca el programa final al mercado o se le entrega al cliente.</text:p>
      <text:p text:style-name="P16">El mantenimiento sirve para resolver problemas que se localicen o para aumentar las funcionalidades.</text:p>
      <text:p text:style-name="P16"/>
      <text:p text:style-name="P16">4.2.- Roles en el equipo de desarrollo</text:p>
      <text:p text:style-name="P16"/>
      <text:p text:style-name="P16">- Cliente</text:p>
      <text:p text:style-name="P18">Pide lo que necesita.</text:p>
      <text:p text:style-name="P16"/>
      <text:p text:style-name="P16">- Analista</text:p>
      <text:p text:style-name="P19">Traduce los requisitos del cliente para los programadores.</text:p>
      <text:p text:style-name="P16"/>
      <text:p text:style-name="P16">- Desarrolladores</text:p>
      <text:p text:style-name="P19">Con la información del analista crean el código.</text:p>
      <text:p text:style-name="P16"/>
      <text:p text:style-name="P16">- Administradores de sistemas</text:p>
      <text:p text:style-name="P20">Se encargan de los servidores y los servicios que necesitan los programadore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5.- Modelos de desarrollo</text:p>
      <text:p text:style-name="P20"/>
      <text:p text:style-name="P20">5.1.- Modelo en cascada</text:p>
      <text:p text:style-name="P20">- <text:span text:style-name="T9">Análisis</text:span></text:p>
      <text:p text:style-name="P20"><text:tab/><text:span text:style-name="T9">De los requisitos del sistema y del software</text:span></text:p>
      <text:p text:style-name="P20"/>
      <text:p text:style-name="P20">-<text:span text:style-name="T9">Diseño</text:span></text:p>
      <text:p text:style-name="P20"><text:tab/><text:span text:style-name="T9">Diseño estructurado o orientado a objetos (UML)</text:span></text:p>
      <text:p text:style-name="P20"/>
      <text:p text:style-name="P20">- <text:span text:style-name="T9">Implementación</text:span></text:p>
      <text:p text:style-name="P20"><text:tab/><text:span text:style-name="T9">El diseño se codifica</text:span></text:p>
      <text:p text:style-name="P20"/>
      <text:p text:style-name="P20">- <text:span text:style-name="T9">Pruebas</text:span></text:p>
      <text:p text:style-name="P20"><text:tab/><text:span text:style-name="T9">Se le hacen pruebas al programa</text:span></text:p>
      <text:p text:style-name="P20"/>
      <text:p text:style-name="P20">- <text:span text:style-name="T9">Mantenimiento</text:span></text:p>
      <text:p text:style-name="P20"><text:tab/><text:span text:style-name="T9">Eliminar errores, cambiar por exigencias del cliente</text:span></text:p>
      <text:p text:style-name="P20"/>
      <text:p text:style-name="P20">5.2.- Modelo incremental</text:p>
      <text:p text:style-name="P22">Iteración de varios ciclos en cascada.</text:p>
      <text:p text:style-name="P22">Cada iteración crea una versión mejorada.</text:p>
      <text:p text:style-name="P22"/>
      <text:p text:style-name="P22">Ventajas:</text:p>
      <text:p text:style-name="P22">- No se necesitan saber todos los requisitos para empezar</text:p>
      <text:p text:style-name="P22">- Permite entregar partes operativas del software más rápidamente</text:p>
      <text:p text:style-name="P22">- Las entregas facilitan la realimentación de las siguientes.</text:p>
      <text:p text:style-name="P20"/>
      <text:p text:style-name="P20">5.3.- Modelo<text:span text:style-name="T8">s ágil (SCRUM)</text:span></text:p>
      <text:p text:style-name="P22">En 2001 surge el Manifiesto Ágil para dar solución a los problemas del modelo en cascada.</text:p>
      <text:p text:style-name="P22"/>
      <text:p text:style-name="P22">SC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7:33:26.822000000</meta:creation-date>
    <dc:date>2018-11-11T23:17:34.353000000</dc:date>
    <meta:editing-duration>PT3H56M22S</meta:editing-duration>
    <meta:editing-cycles>6</meta:editing-cycles>
    <meta:generator>LibreOffice/5.1.2.2$Windows_x86 LibreOffice_project/d3bf12ecb743fc0d20e0be0c58ca359301eb705f</meta:generator>
    <meta:document-statistic meta:table-count="0" meta:image-count="0" meta:object-count="0" meta:page-count="4" meta:paragraph-count="97" meta:word-count="723" meta:character-count="4497" meta:non-whitespace-character-count="3863"/>
  </office:meta>
</office:document-meta>
</file>